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10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1:04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46.462387" calcext:value-type="float">
            <text:p>46.462387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95001" calcext:value-type="float">
            <text:p>0.09500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.011402" calcext:value-type="float">
            <text:p>24.01140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6.462387" calcext:value-type="float">
            <text:p>46.46238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9.158566" calcext:value-type="float">
            <text:p>9.158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01528" calcext:value-type="float">
            <text:p>0.30152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83461" calcext:value-type="float">
            <text:p>0.583461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28331" calcext:value-type="float">
            <text:p>0.128331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58724" calcext:value-type="float">
            <text:p>0.558724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32544" calcext:value-type="float">
            <text:p>0.332544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561902" calcext:value-type="float">
            <text:p>0.56190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46532" calcext:value-type="float">
            <text:p>0.146532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5709" calcext:value-type="float">
            <text:p>0.55709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1946" calcext:value-type="float">
            <text:p>-0.01946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52702" calcext:value-type="float">
            <text:p>0.25270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74598" calcext:value-type="float">
            <text:p>-0.074598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88237" calcext:value-type="float">
            <text:p>0.088237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672691" calcext:value-type="float">
            <text:p>0.67269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13.808816" calcext:value-type="float">
            <text:p>-13.80881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5.189655" calcext:value-type="float">
            <text:p>35.18965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8.411537" calcext:value-type="float">
            <text:p>78.41153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071719" calcext:value-type="float">
            <text:p>0.07171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.047212" calcext:value-type="float">
            <text:p>5.04721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4.667709" calcext:value-type="float">
            <text:p>24.667709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71.022163" calcext:value-type="float">
            <text:p>71.02216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-12.969163" calcext:value-type="float">
            <text:p>-12.969163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44.571991" calcext:value-type="float">
            <text:p>-344.57199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-25.843315" calcext:value-type="float">
            <text:p>-25.84331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-20.320513" calcext:value-type="float">
            <text:p>-20.320513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-12.318419" calcext:value-type="float">
            <text:p>-12.318419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-6.733735" calcext:value-type="float">
            <text:p>-6.733735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3.153114" calcext:value-type="float">
            <text:p>83.153114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-32.765495" calcext:value-type="float">
            <text:p>-32.765495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136212" calcext:value-type="float">
            <text:p>1.13621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.775051" calcext:value-type="float">
            <text:p>1.775051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1518" calcext:value-type="float">
            <text:p>0.001518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2829" calcext:value-type="float">
            <text:p>0.002829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4871" calcext:value-type="float">
            <text:p>0.004871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514" calcext:value-type="float">
            <text:p>0.00514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5776" calcext:value-type="float">
            <text:p>0.005776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0695" calcext:value-type="float">
            <text:p>0.00695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8765" calcext:value-type="float">
            <text:p>0.008765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1088" calcext:value-type="float">
            <text:p>0.01088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13294" calcext:value-type="float">
            <text:p>0.013294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16176" calcext:value-type="float">
            <text:p>0.016176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19417" calcext:value-type="float">
            <text:p>0.019417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23153" calcext:value-type="float">
            <text:p>0.023153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27514" calcext:value-type="float">
            <text:p>0.027514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32443" calcext:value-type="float">
            <text:p>0.032443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38446" calcext:value-type="float">
            <text:p>0.038446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45446" calcext:value-type="float">
            <text:p>0.045446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53483" calcext:value-type="float">
            <text:p>0.053483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62578" calcext:value-type="float">
            <text:p>0.062578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72374" calcext:value-type="float">
            <text:p>0.072374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83256" calcext:value-type="float">
            <text:p>0.083256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95003" calcext:value-type="float">
            <text:p>0.095003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107616" calcext:value-type="float">
            <text:p>0.107616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120499" calcext:value-type="float">
            <text:p>0.120499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133202" calcext:value-type="float">
            <text:p>0.13320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145045" calcext:value-type="float">
            <text:p>0.145045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155071" calcext:value-type="float">
            <text:p>0.155071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16329" calcext:value-type="float">
            <text:p>0.16329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168128" calcext:value-type="float">
            <text:p>0.168128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170229" calcext:value-type="float">
            <text:p>0.170229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169318" calcext:value-type="float">
            <text:p>0.169318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166926" calcext:value-type="float">
            <text:p>0.166926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163535" calcext:value-type="float">
            <text:p>0.163535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157899" calcext:value-type="float">
            <text:p>0.157899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150186" calcext:value-type="float">
            <text:p>0.150186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140536" calcext:value-type="float">
            <text:p>0.140536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131057" calcext:value-type="float">
            <text:p>0.131057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122303" calcext:value-type="float">
            <text:p>0.122303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114707" calcext:value-type="float">
            <text:p>0.114707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107978" calcext:value-type="float">
            <text:p>0.107978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102248" calcext:value-type="float">
            <text:p>0.102248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97813" calcext:value-type="float">
            <text:p>0.097813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94376" calcext:value-type="float">
            <text:p>0.094376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92045" calcext:value-type="float">
            <text:p>0.092045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90104" calcext:value-type="float">
            <text:p>0.090104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88582" calcext:value-type="float">
            <text:p>0.08858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8755" calcext:value-type="float">
            <text:p>0.08755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86854" calcext:value-type="float">
            <text:p>0.086854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8659" calcext:value-type="float">
            <text:p>0.08659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86548" calcext:value-type="float">
            <text:p>0.086548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86725" calcext:value-type="float">
            <text:p>0.086725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8697" calcext:value-type="float">
            <text:p>0.08697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87189" calcext:value-type="float">
            <text:p>0.087189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87409" calcext:value-type="float">
            <text:p>0.08740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87673" calcext:value-type="float">
            <text:p>0.087673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88001" calcext:value-type="float">
            <text:p>0.088001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88708" calcext:value-type="float">
            <text:p>0.088708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89772" calcext:value-type="float">
            <text:p>0.089772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91216" calcext:value-type="float">
            <text:p>0.09121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92731" calcext:value-type="float">
            <text:p>0.09273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94317" calcext:value-type="float">
            <text:p>0.094317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95919" calcext:value-type="float">
            <text:p>0.095919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97505" calcext:value-type="float">
            <text:p>0.097505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98934" calcext:value-type="float">
            <text:p>0.098934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10012" calcext:value-type="float">
            <text:p>0.1001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01127" calcext:value-type="float">
            <text:p>0.101127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02737" calcext:value-type="float">
            <text:p>0.102737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05052" calcext:value-type="float">
            <text:p>0.105052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08217" calcext:value-type="float">
            <text:p>0.108217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11723" calcext:value-type="float">
            <text:p>0.111723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15679" calcext:value-type="float">
            <text:p>0.11567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20514" calcext:value-type="float">
            <text:p>0.120514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26097" calcext:value-type="float">
            <text:p>0.126097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33317" calcext:value-type="float">
            <text:p>0.13331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42013" calcext:value-type="float">
            <text:p>0.142013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52227" calcext:value-type="float">
            <text:p>0.152227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63119" calcext:value-type="float">
            <text:p>0.163119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74212" calcext:value-type="float">
            <text:p>0.174212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86892" calcext:value-type="float">
            <text:p>0.186892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01459" calcext:value-type="float">
            <text:p>0.201459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18236" calcext:value-type="float">
            <text:p>0.218236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36536" calcext:value-type="float">
            <text:p>0.23653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55899" calcext:value-type="float">
            <text:p>0.255899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77383" calcext:value-type="float">
            <text:p>0.277383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300482" calcext:value-type="float">
            <text:p>0.300482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325476" calcext:value-type="float">
            <text:p>0.325476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351389" calcext:value-type="float">
            <text:p>0.351389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377987" calcext:value-type="float">
            <text:p>0.377987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404937" calcext:value-type="float">
            <text:p>0.404937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431836" calcext:value-type="float">
            <text:p>0.431836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459379" calcext:value-type="float">
            <text:p>0.459379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488207" calcext:value-type="float">
            <text:p>0.488207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518295" calcext:value-type="float">
            <text:p>0.518295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548753" calcext:value-type="float">
            <text:p>0.548753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578993" calcext:value-type="float">
            <text:p>0.578993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609655" calcext:value-type="float">
            <text:p>0.609655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641208" calcext:value-type="float">
            <text:p>0.641208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672982" calcext:value-type="float">
            <text:p>0.672982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702598" calcext:value-type="float">
            <text:p>0.702598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729783" calcext:value-type="float">
            <text:p>0.729783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75519" calcext:value-type="float">
            <text:p>0.75519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780581" calcext:value-type="float">
            <text:p>0.780581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805088" calcext:value-type="float">
            <text:p>0.805088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827691" calcext:value-type="float">
            <text:p>0.827691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848324" calcext:value-type="float">
            <text:p>0.848324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866664" calcext:value-type="float">
            <text:p>0.866664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883745" calcext:value-type="float">
            <text:p>0.883745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899064" calcext:value-type="float">
            <text:p>0.899064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913512" calcext:value-type="float">
            <text:p>0.913512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939849" calcext:value-type="float">
            <text:p>0.939849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952356" calcext:value-type="float">
            <text:p>0.952356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963725" calcext:value-type="float">
            <text:p>0.963725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974087" calcext:value-type="float">
            <text:p>0.974087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982401" calcext:value-type="float">
            <text:p>0.982401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988515" calcext:value-type="float">
            <text:p>0.988515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992494" calcext:value-type="float">
            <text:p>0.992494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994975" calcext:value-type="float">
            <text:p>0.994975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996997" calcext:value-type="float">
            <text:p>0.996997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998153" calcext:value-type="float">
            <text:p>0.998153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998694" calcext:value-type="float">
            <text:p>0.998694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998796" calcext:value-type="float">
            <text:p>0.998796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999198" calcext:value-type="float">
            <text:p>0.999198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999503" calcext:value-type="float">
            <text:p>0.999503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997432" calcext:value-type="float">
            <text:p>0.997432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994025" calcext:value-type="float">
            <text:p>0.994025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990895" calcext:value-type="float">
            <text:p>0.990895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988061" calcext:value-type="float">
            <text:p>0.988061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985375" calcext:value-type="float">
            <text:p>0.985375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98275" calcext:value-type="float">
            <text:p>0.98275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978278" calcext:value-type="float">
            <text:p>0.978278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971909" calcext:value-type="float">
            <text:p>0.971909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963849" calcext:value-type="float">
            <text:p>0.963849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956092" calcext:value-type="float">
            <text:p>0.956092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948487" calcext:value-type="float">
            <text:p>0.948487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940509" calcext:value-type="float">
            <text:p>0.940509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932036" calcext:value-type="float">
            <text:p>0.932036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922185" calcext:value-type="float">
            <text:p>0.922185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911277" calcext:value-type="float">
            <text:p>0.911277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89898" calcext:value-type="float">
            <text:p>0.89898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886191" calcext:value-type="float">
            <text:p>0.886191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872173" calcext:value-type="float">
            <text:p>0.872173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856124" calcext:value-type="float">
            <text:p>0.856124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838154" calcext:value-type="float">
            <text:p>0.838154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818604" calcext:value-type="float">
            <text:p>0.818604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798621" calcext:value-type="float">
            <text:p>0.798621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778831" calcext:value-type="float">
            <text:p>0.778831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759785" calcext:value-type="float">
            <text:p>0.759785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741254" calcext:value-type="float">
            <text:p>0.741254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722416" calcext:value-type="float">
            <text:p>0.722416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70274" calcext:value-type="float">
            <text:p>0.70274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681033" calcext:value-type="float">
            <text:p>0.681033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65753" calcext:value-type="float">
            <text:p>0.65753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633801" calcext:value-type="float">
            <text:p>0.633801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61136" calcext:value-type="float">
            <text:p>0.61136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590862" calcext:value-type="float">
            <text:p>0.590862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571459" calcext:value-type="float">
            <text:p>0.571459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552594" calcext:value-type="float">
            <text:p>0.552594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53286" calcext:value-type="float">
            <text:p>0.53286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512018" calcext:value-type="float">
            <text:p>0.512018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491362" calcext:value-type="float">
            <text:p>0.491362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471647" calcext:value-type="float">
            <text:p>0.471647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451859" calcext:value-type="float">
            <text:p>0.451859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431018" calcext:value-type="float">
            <text:p>0.431018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409781" calcext:value-type="float">
            <text:p>0.409781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389478" calcext:value-type="float">
            <text:p>0.389478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369865" calcext:value-type="float">
            <text:p>0.369865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34958" calcext:value-type="float">
            <text:p>0.34958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328342" calcext:value-type="float">
            <text:p>0.328342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307663" calcext:value-type="float">
            <text:p>0.307663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288248" calcext:value-type="float">
            <text:p>0.288248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26977" calcext:value-type="float">
            <text:p>0.26977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251092" calcext:value-type="float">
            <text:p>0.251092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233011" calcext:value-type="float">
            <text:p>0.233011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216128" calcext:value-type="float">
            <text:p>0.216128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200556" calcext:value-type="float">
            <text:p>0.20055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185613" calcext:value-type="float">
            <text:p>0.185613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170927" calcext:value-type="float">
            <text:p>0.170927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156608" calcext:value-type="float">
            <text:p>0.156608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142537" calcext:value-type="float">
            <text:p>0.142537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129614" calcext:value-type="float">
            <text:p>0.129614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117643" calcext:value-type="float">
            <text:p>0.117643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106479" calcext:value-type="float">
            <text:p>0.106479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95131" calcext:value-type="float">
            <text:p>0.095131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84485" calcext:value-type="float">
            <text:p>0.084485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75295" calcext:value-type="float">
            <text:p>0.075295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67658" calcext:value-type="float">
            <text:p>0.067658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60781" calcext:value-type="float">
            <text:p>0.060781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54125" calcext:value-type="float">
            <text:p>0.054125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47896" calcext:value-type="float">
            <text:p>0.047896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42033" calcext:value-type="float">
            <text:p>0.042033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37551" calcext:value-type="float">
            <text:p>0.037551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34186" calcext:value-type="float">
            <text:p>0.034186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31621" calcext:value-type="float">
            <text:p>0.031621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2872" calcext:value-type="float">
            <text:p>0.02872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25683" calcext:value-type="float">
            <text:p>0.025683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22886" calcext:value-type="float">
            <text:p>0.022886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20538" calcext:value-type="float">
            <text:p>0.020538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1859" calcext:value-type="float">
            <text:p>0.01859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17254" calcext:value-type="float">
            <text:p>0.017254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16913" calcext:value-type="float">
            <text:p>0.016913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17249" calcext:value-type="float">
            <text:p>0.017249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17298" calcext:value-type="float">
            <text:p>0.017298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16532" calcext:value-type="float">
            <text:p>0.016532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15343" calcext:value-type="float">
            <text:p>0.015343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14389" calcext:value-type="float">
            <text:p>0.014389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13543" calcext:value-type="float">
            <text:p>0.013543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12577" calcext:value-type="float">
            <text:p>0.012577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12107" calcext:value-type="float">
            <text:p>0.012107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12411" calcext:value-type="float">
            <text:p>0.012411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13109" calcext:value-type="float">
            <text:p>0.013109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1338" calcext:value-type="float">
            <text:p>0.01338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12873" calcext:value-type="float">
            <text:p>0.012873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11817" calcext:value-type="float">
            <text:p>0.011817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10754" calcext:value-type="float">
            <text:p>0.010754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10334" calcext:value-type="float">
            <text:p>0.010334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10575" calcext:value-type="float">
            <text:p>0.010575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10832" calcext:value-type="float">
            <text:p>0.010832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10695" calcext:value-type="float">
            <text:p>0.010695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0508" calcext:value-type="float">
            <text:p>0.010508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10552" calcext:value-type="float">
            <text:p>0.010552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0559" calcext:value-type="float">
            <text:p>0.010559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0324" calcext:value-type="float">
            <text:p>0.010324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9709" calcext:value-type="float">
            <text:p>0.009709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8929" calcext:value-type="float">
            <text:p>0.008929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8315" calcext:value-type="float">
            <text:p>0.008315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8053" calcext:value-type="float">
            <text:p>0.008053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752" calcext:value-type="float">
            <text:p>0.00752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6284" calcext:value-type="float">
            <text:p>0.006284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5307" calcext:value-type="float">
            <text:p>0.005307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5476" calcext:value-type="float">
            <text:p>0.005476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6432" calcext:value-type="float">
            <text:p>0.006432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7011" calcext:value-type="float">
            <text:p>0.007011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7007" calcext:value-type="float">
            <text:p>0.007007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6912" calcext:value-type="float">
            <text:p>0.006912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6457" calcext:value-type="float">
            <text:p>0.006457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5293" calcext:value-type="float">
            <text:p>0.005293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4121" calcext:value-type="float">
            <text:p>0.004121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3964" calcext:value-type="float">
            <text:p>0.003964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4559" calcext:value-type="float">
            <text:p>0.004559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4665" calcext:value-type="float">
            <text:p>0.004665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3981" calcext:value-type="float">
            <text:p>0.003981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3191" calcext:value-type="float">
            <text:p>0.003191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313" calcext:value-type="float">
            <text:p>0.00313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3086" calcext:value-type="float">
            <text:p>0.003086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3418" calcext:value-type="float">
            <text:p>0.003418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3936" calcext:value-type="float">
            <text:p>0.003936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4017" calcext:value-type="float">
            <text:p>0.004017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4717" calcext:value-type="float">
            <text:p>0.004717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5159" calcext:value-type="float">
            <text:p>0.005159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4739" calcext:value-type="float">
            <text:p>0.004739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3766" calcext:value-type="float">
            <text:p>0.003766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3093" calcext:value-type="float">
            <text:p>0.003093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3231" calcext:value-type="float">
            <text:p>0.003231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3996" calcext:value-type="float">
            <text:p>0.003996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4754" calcext:value-type="float">
            <text:p>0.004754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4849" calcext:value-type="float">
            <text:p>0.004849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4296" calcext:value-type="float">
            <text:p>0.004296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3771" calcext:value-type="float">
            <text:p>0.003771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3858" calcext:value-type="float">
            <text:p>0.00385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4051" calcext:value-type="float">
            <text:p>0.004051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1941" calcext:value-type="float">
            <text:p>0.001941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1242" calcext:value-type="float">
            <text:p>0.001242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1849" calcext:value-type="float">
            <text:p>0.001849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3022" calcext:value-type="float">
            <text:p>0.003022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3824" calcext:value-type="float">
            <text:p>0.003824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366" calcext:value-type="float">
            <text:p>0.00366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2894" calcext:value-type="float">
            <text:p>0.002894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2276" calcext:value-type="float">
            <text:p>0.002276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2009" calcext:value-type="float">
            <text:p>0.002009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2375" calcext:value-type="float">
            <text:p>0.00237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3094" calcext:value-type="float">
            <text:p>0.003094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3732" calcext:value-type="float">
            <text:p>0.003732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4023" calcext:value-type="float">
            <text:p>0.004023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2929" calcext:value-type="float">
            <text:p>0.002929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209" calcext:value-type="float">
            <text:p>0.00209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1603" calcext:value-type="float">
            <text:p>0.001603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2038" calcext:value-type="float">
            <text:p>0.002038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2921" calcext:value-type="float">
            <text:p>0.002921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346" calcext:value-type="float">
            <text:p>0.00346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3235" calcext:value-type="float">
            <text:p>0.003235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3423" calcext:value-type="float">
            <text:p>0.003423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3427" calcext:value-type="float">
            <text:p>0.003427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2742" calcext:value-type="float">
            <text:p>0.002742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1597" calcext:value-type="float">
            <text:p>0.001597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0708" calcext:value-type="float">
            <text:p>0.000708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0881" calcext:value-type="float">
            <text:p>0.000881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0911" calcext:value-type="float">
            <text:p>0.000911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1861" calcext:value-type="float">
            <text:p>0.001861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4622" calcext:value-type="float">
            <text:p>0.004622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4861" calcext:value-type="float">
            <text:p>0.004861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4133" calcext:value-type="float">
            <text:p>0.004133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3103" calcext:value-type="float">
            <text:p>0.003103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2129" calcext:value-type="float">
            <text:p>0.002129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1418" calcext:value-type="float">
            <text:p>0.001418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1891" calcext:value-type="float">
            <text:p>0.00189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2806" calcext:value-type="float">
            <text:p>0.002806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2853" calcext:value-type="float">
            <text:p>0.002853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1676" calcext:value-type="float">
            <text:p>0.001676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0369" calcext:value-type="float">
            <text:p>0.000369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0184" calcext:value-type="float">
            <text:p>0.000184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075" calcext:value-type="float">
            <text:p>0.0007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0565" calcext:value-type="float">
            <text:p>0.000565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0169" calcext:value-type="float">
            <text:p>0.000169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0787" calcext:value-type="float">
            <text:p>0.00078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1237" calcext:value-type="float">
            <text:p>0.001237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1135" calcext:value-type="float">
            <text:p>0.001135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1218" calcext:value-type="float">
            <text:p>0.001218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3048" calcext:value-type="float">
            <text:p>0.003048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4576" calcext:value-type="float">
            <text:p>0.004576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4198" calcext:value-type="float">
            <text:p>0.004198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2583" calcext:value-type="float">
            <text:p>0.002583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1449" calcext:value-type="float">
            <text:p>0.001449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1802" calcext:value-type="float">
            <text:p>0.001802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2382" calcext:value-type="float">
            <text:p>0.002382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2944" calcext:value-type="float">
            <text:p>0.002944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3827" calcext:value-type="float">
            <text:p>0.003827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4632" calcext:value-type="float">
            <text:p>0.004632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3062" calcext:value-type="float">
            <text:p>0.003062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1843" calcext:value-type="float">
            <text:p>0.00184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1647" calcext:value-type="float">
            <text:p>0.001647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1756" calcext:value-type="float">
            <text:p>0.001756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1505" calcext:value-type="float">
            <text:p>0.001505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1787" calcext:value-type="float">
            <text:p>0.001787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2688" calcext:value-type="float">
            <text:p>0.002688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3113" calcext:value-type="float">
            <text:p>0.003113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2442" calcext:value-type="float">
            <text:p>0.002442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2411" calcext:value-type="float">
            <text:p>0.002411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3677" calcext:value-type="float">
            <text:p>0.003677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5129" calcext:value-type="float">
            <text:p>0.005129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5777" calcext:value-type="float">
            <text:p>0.005777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5231" calcext:value-type="float">
            <text:p>0.005231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463" calcext:value-type="float">
            <text:p>0.00463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3815" calcext:value-type="float">
            <text:p>0.003815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3248" calcext:value-type="float">
            <text:p>0.003248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3279" calcext:value-type="float">
            <text:p>0.003279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4175" calcext:value-type="float">
            <text:p>0.004175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4208" calcext:value-type="float">
            <text:p>0.004208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3101" calcext:value-type="float">
            <text:p>0.003101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2338" calcext:value-type="float">
            <text:p>0.002338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2471" calcext:value-type="float">
            <text:p>0.002471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3467" calcext:value-type="float">
            <text:p>0.003467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367" calcext:value-type="float">
            <text:p>0.00367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367" calcext:value-type="float">
            <text:p>0.00367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367" calcext:value-type="float">
            <text:p>0.00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2:21.652185794</dc:date>
    <meta:editing-duration>PT17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